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docsScriptGeneratorReport.getSite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sScriptGeneratorReport.getOutpu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sScriptGeneratorReport.executeReport(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docsScriptGeneratorReport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sScriptGeneratorReport.getNam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sScriptGeneratorReport.getOutpu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sScriptGeneratorReport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docsScriptGeneratorReport.getCateg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ningRenderer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ningRenderer.render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docsScriptGeneratorReport.creat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WarningRenderer.WarningRenderer( String title , String description , Sink 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